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agłówek1" style:master-page-name="MP0" style:family="paragraph">
      <style:paragraph-properties fo:break-before="page" fo:text-align="justify"/>
      <style:text-properties style:use-window-font-color="true" fo:font-size="16pt" style:font-size-asian="16pt"/>
    </style:style>
    <style:style style:name="P2" style:parent-style-name="Nagłówek2" style:family="paragraph">
      <style:paragraph-properties fo:text-align="justify"/>
      <style:text-properties style:use-window-font-color="true" fo:font-size="14pt" style:font-size-asian="14pt"/>
    </style:style>
    <style:style style:name="P3" style:parent-style-name="Normalny" style:family="paragraph">
      <style:paragraph-properties fo:text-align="justify"/>
      <style:text-properties fo:font-size="12pt" style:font-size-asian="12pt"/>
    </style:style>
    <style:style style:name="P4" style:parent-style-name="Nagłówek2" style:family="paragraph">
      <style:paragraph-properties fo:text-align="justify"/>
      <style:text-properties style:use-window-font-color="true" fo:font-size="14pt" style:font-size-asian="14pt"/>
    </style:style>
    <style:style style:name="P5" style:parent-style-name="Normalny" style:family="paragraph">
      <style:paragraph-properties fo:text-align="justify"/>
      <style:text-properties fo:font-size="12pt" style:font-size-asian="12pt"/>
    </style:style>
    <style:style style:name="P6" style:parent-style-name="Nagłówek2" style:family="paragraph">
      <style:paragraph-properties fo:text-align="justify"/>
      <style:text-properties style:use-window-font-color="true" fo:font-size="14pt" style:font-size-asian="14pt"/>
    </style:style>
    <style:style style:name="P7" style:parent-style-name="Normalny" style:family="paragraph">
      <style:paragraph-properties fo:text-align="justify"/>
      <style:text-properties fo:font-size="12pt" style:font-size-asian="12pt"/>
    </style:style>
    <style:style style:name="P8" style:parent-style-name="Nagłówek2" style:family="paragraph">
      <style:paragraph-properties fo:break-before="column" fo:text-align="justify"/>
      <style:text-properties style:use-window-font-color="true" fo:font-size="14pt" style:font-size-asian="14pt"/>
    </style:style>
    <style:style style:name="P9" style:parent-style-name="Normalny" style:family="paragraph">
      <style:paragraph-properties fo:text-align="justify"/>
      <style:text-properties fo:font-size="12pt" style:font-size-asian="12pt"/>
    </style:style>
    <style:style style:name="P10" style:parent-style-name="Akapitzlistą" style:family="paragraph">
      <style:paragraph-properties fo:text-align="justify"/>
      <style:text-properties fo:font-size="12pt" style:font-size-asian="12pt"/>
    </style:style>
    <style:style style:name="P11" style:parent-style-name="Akapitzlistą" style:family="paragraph">
      <style:paragraph-properties fo:text-align="justify"/>
      <style:text-properties fo:font-size="12pt" style:font-size-asian="12pt"/>
    </style:style>
    <style:style style:name="P12" style:parent-style-name="Akapitzlistą" style:family="paragraph">
      <style:paragraph-properties fo:text-align="justify"/>
      <style:text-properties fo:font-size="12pt" style:font-size-asian="12pt"/>
    </style:style>
    <style:style style:name="P13" style:parent-style-name="Akapitzlistą" style:family="paragraph">
      <style:paragraph-properties fo:text-align="justify"/>
      <style:text-properties fo:font-size="12pt" style:font-size-asian="12pt"/>
    </style:style>
    <style:style style:name="P14" style:parent-style-name="Akapitzlistą" style:family="paragraph">
      <style:paragraph-properties fo:text-align="justify"/>
      <style:text-properties fo:font-size="12pt" style:font-size-asian="12pt"/>
    </style:style>
    <style:style style:name="P15" style:parent-style-name="Akapitzlistą" style:family="paragraph">
      <style:paragraph-properties fo:text-align="justify"/>
      <style:text-properties fo:font-size="12pt" style:font-size-asian="12pt"/>
    </style:style>
    <style:style style:name="P16" style:parent-style-name="Akapitzlistą" style:family="paragraph">
      <style:paragraph-properties fo:text-align="justify"/>
      <style:text-properties fo:font-size="12pt" style:font-size-asian="12pt"/>
    </style:style>
    <style:style style:name="P17" style:parent-style-name="Akapitzlistą" style:family="paragraph">
      <style:paragraph-properties fo:text-align="justify"/>
      <style:text-properties fo:font-size="12pt" style:font-size-asian="12pt"/>
    </style:style>
    <style:style style:name="P18" style:parent-style-name="Akapitzlistą" style:family="paragraph">
      <style:paragraph-properties fo:text-align="justify"/>
      <style:text-properties fo:font-size="12pt" style:font-size-asian="12pt"/>
    </style:style>
    <style:style style:name="P19" style:parent-style-name="Akapitzlistą" style:family="paragraph">
      <style:paragraph-properties fo:text-align="justify"/>
      <style:text-properties fo:font-size="12pt" style:font-size-asian="12pt"/>
    </style:style>
    <style:style style:name="P20" style:parent-style-name="Nagłówek2" style:family="paragraph">
      <style:text-properties style:use-window-font-color="true"/>
    </style:style>
    <style:style style:name="P21" style:parent-style-name="Normalny" style:family="paragraph">
      <style:paragraph-properties fo:text-align="justify"/>
    </style:style>
    <style:style style:name="T22" style:parent-style-name="Domyślnaczcionkaakapitu" style:family="text">
      <style:text-properties fo:font-size="12pt" style:font-size-asian="12pt"/>
    </style:style>
    <style:style style:name="T23" style:parent-style-name="Domyślnaczcionkaakapitu" style:family="text">
      <style:text-properties fo:font-size="12pt" style:font-size-asian="12pt"/>
    </style:style>
  </office:automatic-styles>
  <office:body>
    <office:text text:use-soft-page-breaks="true">
      <text:h text:style-name="P1" text:outline-level="1">System komunikacji dla zarządzania rozproszonymi procesami – konsola administratora</text:h>
      <text:h text:style-name="P2" text:outline-level="2">Opis</text:h>
      <text:p text:style-name="P3">Konsola administratora stanowi interfejs, który umożliwia użytkownikowi (administratorowi) <text:s/>sterowanie systemem komunikacji zarządzania rozproszonymi procesami. Poprzez wysyłanie odpowiednich komend, użytkownik powinien mieć możliwość pełnej konfiguracji systemu,<text:s/>wydawania konkretnych poleceń związanych z pracą systemu oraz otrzymywania informacji zwrotnych o statusie całego systemu i poszczególnych jego węzłach.<text:s/>Informacje zwrotne można wykorzystać do generowania raportów.<text:s/>Dodatkowo konsola administratora powinna zadbać o poprawność wprowadzanych komend i danych, a także sprawdzać parametry komunikatów otrzymywanych z sieci.</text:p>
      <text:h text:style-name="P4" text:outline-level="2">Komunikacja z serwerem</text:h>
      <text:p text:style-name="P5">Komunikacja konsoli administratora z serwerem odbywa się dwustronnie, tj. do serwera są wysyłane<text:s/>komendy i polecenia, a od niego otrzymywane są raporty i informacje zwrotne, a także komunikaty o błędach. Wymaga to ciągłego nasłuchiwania komunikatów z serwera (informację można dostać w dowolnym momencie) przy jednoczesnym rozpoznawaniu komend wydanych przez użytkownika i, po sprawdzeniu ich poprawności, wysłaniu ich na serwer. Wymaga to powołania do pracy dwóch wątków (nasłuchującego i wysyłającego).</text:p>
      <text:h text:style-name="P6" text:outline-level="2">Sprawdzanie poprawności</text:h>
      <text:p text:style-name="P7">W programie konsoli administratora będzie sprawdzana poprawność wpisywanych komend,<text:s/>ewentualnych<text:s/>argumentów programu podawanych z linii poleceń (do czego to będzie potrzebne i czy w ogóle?) oraz parametrów komunikatów odebranych z sieci, w celu uniknięcia błędów związanych z działaniem systemu lub celowego złośliwego działania i ataków na system. Na przykład gdy informacje zwrotne z serwera będą zawierały nieprawidłowy identyfikator węzła/procesu zostaną zignorowane, a próba powtórzona.</text:p>
      <text:soft-page-break/>
      <text:h text:style-name="P8" text:outline-level="2">Komendy</text:h>
      <text:p text:style-name="P9">Możliwe komendy wydawane w konsoli administratora powinny umożliwiać:</text:p>
      <text:list text:style-name="LFO4" text:continue-numbering="true">
        <text:list-item>
          <text:p text:style-name="P10">związane z konkretnym węzłem<text:s/>(konieczne podanie numeru węzła):<text:s/></text:p>
          <text:list text:continue-numbering="true">
            <text:list-item>
              <text:p text:style-name="P11">ładowanie kodu nowego procesu</text:p>
            </text:list-item>
            <text:list-item>
              <text:p text:style-name="P12">usuwanie kodu procesu</text:p>
            </text:list-item>
            <text:list-item>
              <text:p text:style-name="P13">ustalanie harmonogramu procesu</text:p>
            </text:list-item>
            <text:list-item>
              <text:p text:style-name="P14">prośba o raport pracy węzła</text:p>
            </text:list-item>
          </text:list>
        </text:list-item>
        <text:list-item>
          <text:p text:style-name="P15">związane z całym systemem:</text:p>
          <text:list text:continue-numbering="true">
            <text:list-item>
              <text:p text:style-name="P16">rejestracja nowego węzła (?)</text:p>
            </text:list-item>
            <text:list-item>
              <text:p text:style-name="P17">ustawianie trybu pracy systemu</text:p>
            </text:list-item>
            <text:list-item>
              <text:p text:style-name="P18">prośba o raport pracy systemu</text:p>
            </text:list-item>
            <text:list-item>
              <text:p text:style-name="P19">prośba o cykliczne raporty na jakiś temat</text:p>
            </text:list-item>
          </text:list>
        </text:list-item>
      </text:list>
      <text:h text:style-name="P20" text:outline-level="2">Raporty</text:h>
      <text:p text:style-name="P21"><text:span text:style-name="T22">Konsola administratora, dzięki otrzymywaniu raportów z serwera, w tym raportów cyklicznych, może generować zbiorczy raport z całej pracy systemu (przez określony czas lub do zakończenia pracy) w oddzielnym pliku. Format tych raportów pozostaje do ustale</text:span><?opendocument cursor-position?><text:span text:style-name="T23">nia (jakie informacje, kiedy, jak często, w jakiej formie to przedstawić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ny" style:display-name="Normalny" style:family="paragraph">
      <style:paragraph-properties fo:margin-top="0.0833in" fo:margin-bottom="0.25in"/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1Znak" style:display-name="Nagłówek 1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Nagłówek2Znak" style:display-name="Nagłówek 2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acper Stachyra</meta:initial-creator>
    <dc:creator>Kacper Stachyra</dc:creator>
    <meta:creation-date>2015-11-11T21:54:00Z</meta:creation-date>
    <dc:date>2015-11-12T01:50:00Z</dc:date>
    <meta:template xlink:href="Normal.dotm" xlink:type="simple"/>
    <meta:editing-cycles>2</meta:editing-cycles>
    <meta:editing-duration>PT13860S</meta:editing-duration>
    <meta:document-statistic meta:page-count="2" meta:paragraph-count="5" meta:word-count="359" meta:character-count="2511" meta:row-count="17" meta:non-whitespace-character-count="2157"/>
  </office:meta>
</office:document-meta>
</file>